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3667" officeooo:paragraph-rsid="00099ca3"/>
    </style:style>
    <style:style style:name="P2" style:family="paragraph" style:parent-style-name="Standard">
      <style:text-properties officeooo:paragraph-rsid="00109b77"/>
    </style:style>
    <style:style style:name="P3" style:family="paragraph" style:parent-style-name="Heading_20_1">
      <style:text-properties officeooo:paragraph-rsid="00109b77"/>
    </style:style>
    <style:style style:name="P4" style:family="paragraph" style:parent-style-name="Heading_20_2">
      <style:text-properties officeooo:paragraph-rsid="000ebab2"/>
    </style:style>
    <style:style style:name="P5" style:family="paragraph" style:parent-style-name="Heading_20_2">
      <style:text-properties officeooo:paragraph-rsid="000ec3fe"/>
    </style:style>
    <style:style style:name="P6" style:family="paragraph" style:parent-style-name="Heading_20_2">
      <style:text-properties officeooo:paragraph-rsid="00109b77"/>
    </style:style>
    <style:style style:name="P7" style:family="paragraph" style:parent-style-name="Heading_20_3">
      <style:text-properties officeooo:paragraph-rsid="000b731b"/>
    </style:style>
    <style:style style:name="P8" style:family="paragraph" style:parent-style-name="Heading_20_3">
      <style:text-properties officeooo:paragraph-rsid="000ebab2"/>
    </style:style>
    <style:style style:name="P9" style:family="paragraph" style:parent-style-name="Heading_20_3">
      <style:text-properties officeooo:paragraph-rsid="000ec3fe"/>
    </style:style>
    <style:style style:name="P10" style:family="paragraph" style:parent-style-name="Heading_20_3">
      <style:text-properties officeooo:paragraph-rsid="00109b77"/>
    </style:style>
    <style:style style:name="P11" style:family="paragraph" style:parent-style-name="Heading_20_4">
      <style:text-properties officeooo:paragraph-rsid="000b14db"/>
    </style:style>
    <style:style style:name="P12" style:family="paragraph" style:parent-style-name="Heading_20_4">
      <style:text-properties officeooo:paragraph-rsid="000b731b"/>
    </style:style>
    <style:style style:name="P13" style:family="paragraph" style:parent-style-name="Heading_20_4">
      <style:text-properties officeooo:paragraph-rsid="000ec3fe"/>
    </style:style>
    <style:style style:name="P14" style:family="paragraph" style:parent-style-name="Heading_20_4">
      <style:text-properties officeooo:paragraph-rsid="00109b77"/>
    </style:style>
    <style:style style:name="P15" style:family="paragraph" style:parent-style-name="Horizontal_20_Line">
      <style:text-properties officeooo:paragraph-rsid="000b731b"/>
    </style:style>
    <style:style style:name="P16" style:family="paragraph" style:parent-style-name="Horizontal_20_Line">
      <style:text-properties officeooo:paragraph-rsid="000ebab2"/>
    </style:style>
    <style:style style:name="P17" style:family="paragraph" style:parent-style-name="Horizontal_20_Line">
      <style:text-properties officeooo:paragraph-rsid="000ec3fe"/>
    </style:style>
    <style:style style:name="P18" style:family="paragraph" style:parent-style-name="Horizontal_20_Line">
      <style:text-properties officeooo:paragraph-rsid="00109b77"/>
    </style:style>
    <style:style style:name="P19" style:family="paragraph" style:parent-style-name="Text_20_body" style:list-style-name="L1">
      <style:text-properties officeooo:paragraph-rsid="000b14db"/>
    </style:style>
    <style:style style:name="P20" style:family="paragraph" style:parent-style-name="Text_20_body" style:list-style-name="L1">
      <style:text-properties officeooo:paragraph-rsid="000b731b"/>
    </style:style>
    <style:style style:name="P21" style:family="paragraph" style:parent-style-name="Text_20_body" style:list-style-name="L9">
      <style:text-properties officeooo:paragraph-rsid="000b14db"/>
    </style:style>
    <style:style style:name="P22" style:family="paragraph" style:parent-style-name="Text_20_body" style:list-style-name="L10">
      <style:text-properties officeooo:paragraph-rsid="000b14db"/>
    </style:style>
    <style:style style:name="P23" style:family="paragraph" style:parent-style-name="Text_20_body" style:list-style-name="L11">
      <style:text-properties officeooo:paragraph-rsid="000b14db"/>
    </style:style>
    <style:style style:name="P24" style:family="paragraph" style:parent-style-name="Text_20_body" style:list-style-name="L12">
      <style:text-properties officeooo:paragraph-rsid="000b14db"/>
    </style:style>
    <style:style style:name="P25" style:family="paragraph" style:parent-style-name="Text_20_body" style:list-style-name="L13">
      <style:text-properties officeooo:paragraph-rsid="000b14db"/>
    </style:style>
    <style:style style:name="P26" style:family="paragraph" style:parent-style-name="Text_20_body" style:list-style-name="L14">
      <style:text-properties officeooo:paragraph-rsid="000b14db"/>
    </style:style>
    <style:style style:name="P27" style:family="paragraph" style:parent-style-name="Text_20_body" style:list-style-name="L15">
      <style:text-properties officeooo:paragraph-rsid="000b14db"/>
    </style:style>
    <style:style style:name="P28" style:family="paragraph" style:parent-style-name="Text_20_body" style:list-style-name="L21">
      <style:text-properties officeooo:paragraph-rsid="000b731b"/>
    </style:style>
    <style:style style:name="P29" style:family="paragraph" style:parent-style-name="Text_20_body" style:list-style-name="L22">
      <style:text-properties officeooo:paragraph-rsid="000b731b"/>
    </style:style>
    <style:style style:name="P30" style:family="paragraph" style:parent-style-name="Text_20_body" style:list-style-name="L23">
      <style:text-properties officeooo:paragraph-rsid="000b731b"/>
    </style:style>
    <style:style style:name="P31" style:family="paragraph" style:parent-style-name="Text_20_body" style:list-style-name="L24">
      <style:text-properties officeooo:paragraph-rsid="000b731b"/>
    </style:style>
    <style:style style:name="P32" style:family="paragraph" style:parent-style-name="Text_20_body" style:list-style-name="L25">
      <style:text-properties officeooo:paragraph-rsid="000b731b"/>
    </style:style>
    <style:style style:name="P33" style:family="paragraph" style:parent-style-name="Text_20_body" style:list-style-name="L26">
      <style:text-properties officeooo:paragraph-rsid="000b731b"/>
    </style:style>
    <style:style style:name="P34" style:family="paragraph" style:parent-style-name="Text_20_body" style:list-style-name="L27">
      <style:text-properties officeooo:paragraph-rsid="000b731b"/>
    </style:style>
    <style:style style:name="P35" style:family="paragraph" style:parent-style-name="Text_20_body" style:list-style-name="L28">
      <style:text-properties officeooo:paragraph-rsid="000b731b"/>
    </style:style>
    <style:style style:name="P36" style:family="paragraph" style:parent-style-name="Text_20_body" style:list-style-name="L29">
      <style:text-properties officeooo:paragraph-rsid="000b731b"/>
    </style:style>
    <style:style style:name="P37" style:family="paragraph" style:parent-style-name="Text_20_body" style:list-style-name="L30">
      <style:text-properties officeooo:paragraph-rsid="000b731b"/>
    </style:style>
    <style:style style:name="P38" style:family="paragraph" style:parent-style-name="Text_20_body" style:list-style-name="L31">
      <style:text-properties officeooo:paragraph-rsid="000b731b"/>
    </style:style>
    <style:style style:name="P39" style:family="paragraph" style:parent-style-name="Text_20_body" style:list-style-name="L32">
      <style:text-properties officeooo:paragraph-rsid="000b731b"/>
    </style:style>
    <style:style style:name="P40" style:family="paragraph" style:parent-style-name="Text_20_body" style:list-style-name="L33">
      <style:text-properties officeooo:paragraph-rsid="000ebab2"/>
    </style:style>
    <style:style style:name="P41" style:family="paragraph" style:parent-style-name="Text_20_body" style:list-style-name="L33">
      <style:text-properties officeooo:paragraph-rsid="000ec3fe"/>
    </style:style>
    <style:style style:name="P42" style:family="paragraph" style:parent-style-name="Text_20_body" style:list-style-name="L33">
      <style:text-properties officeooo:paragraph-rsid="00109b77"/>
    </style:style>
    <style:style style:name="P43" style:family="paragraph" style:parent-style-name="Text_20_body" style:list-style-name="L40">
      <style:text-properties officeooo:paragraph-rsid="000ebab2"/>
    </style:style>
    <style:style style:name="P44" style:family="paragraph" style:parent-style-name="Text_20_body" style:list-style-name="L41">
      <style:text-properties officeooo:paragraph-rsid="000ebab2"/>
    </style:style>
    <style:style style:name="P45" style:family="paragraph" style:parent-style-name="Text_20_body" style:list-style-name="L42">
      <style:text-properties officeooo:paragraph-rsid="000ebab2"/>
    </style:style>
    <style:style style:name="P46" style:family="paragraph" style:parent-style-name="Text_20_body" style:list-style-name="L43">
      <style:text-properties officeooo:paragraph-rsid="000ebab2"/>
    </style:style>
    <style:style style:name="P47" style:family="paragraph" style:parent-style-name="Text_20_body" style:list-style-name="L44">
      <style:text-properties officeooo:paragraph-rsid="000ebab2"/>
    </style:style>
    <style:style style:name="P48" style:family="paragraph" style:parent-style-name="Text_20_body" style:list-style-name="L45">
      <style:text-properties officeooo:paragraph-rsid="000ebab2"/>
    </style:style>
    <style:style style:name="P49" style:family="paragraph" style:parent-style-name="Text_20_body">
      <style:text-properties officeooo:paragraph-rsid="000ebab2"/>
    </style:style>
    <style:style style:name="P50" style:family="paragraph" style:parent-style-name="Text_20_body">
      <style:text-properties officeooo:rsid="001f3667" officeooo:paragraph-rsid="000ec3fe"/>
    </style:style>
    <style:style style:name="P51" style:family="paragraph" style:parent-style-name="Text_20_body">
      <style:text-properties officeooo:rsid="001f3667" officeooo:paragraph-rsid="00109b77"/>
    </style:style>
    <style:style style:name="P52" style:family="paragraph" style:parent-style-name="Text_20_body" style:list-style-name="L53">
      <style:text-properties officeooo:paragraph-rsid="000ec3fe"/>
    </style:style>
    <style:style style:name="P53" style:family="paragraph" style:parent-style-name="Text_20_body" style:list-style-name="L54">
      <style:text-properties officeooo:paragraph-rsid="000ec3fe"/>
    </style:style>
    <style:style style:name="P54" style:family="paragraph" style:parent-style-name="Text_20_body" style:list-style-name="L55">
      <style:text-properties officeooo:paragraph-rsid="000ec3fe"/>
    </style:style>
    <style:style style:name="P55" style:family="paragraph" style:parent-style-name="Text_20_body" style:list-style-name="L56">
      <style:text-properties officeooo:paragraph-rsid="000ec3fe"/>
    </style:style>
    <style:style style:name="P56" style:family="paragraph" style:parent-style-name="Text_20_body" style:list-style-name="L57">
      <style:text-properties officeooo:paragraph-rsid="000ec3fe"/>
    </style:style>
    <style:style style:name="P57" style:family="paragraph" style:parent-style-name="Text_20_body" style:list-style-name="L58">
      <style:text-properties officeooo:paragraph-rsid="000ec3fe"/>
    </style:style>
    <style:style style:name="P58" style:family="paragraph" style:parent-style-name="Text_20_body" style:list-style-name="L59">
      <style:text-properties officeooo:paragraph-rsid="000ec3fe"/>
    </style:style>
    <style:style style:name="P59" style:family="paragraph" style:parent-style-name="Text_20_body" style:list-style-name="L60">
      <style:text-properties officeooo:paragraph-rsid="000ec3fe"/>
    </style:style>
    <style:style style:name="P60" style:family="paragraph" style:parent-style-name="Text_20_body" style:list-style-name="L61">
      <style:text-properties officeooo:paragraph-rsid="000ec3fe"/>
    </style:style>
    <style:style style:name="P61" style:family="paragraph" style:parent-style-name="Text_20_body" style:list-style-name="L62">
      <style:text-properties officeooo:paragraph-rsid="000ec3fe"/>
    </style:style>
    <style:style style:name="P62" style:family="paragraph" style:parent-style-name="Text_20_body" style:list-style-name="L63">
      <style:text-properties officeooo:paragraph-rsid="000ec3fe"/>
    </style:style>
    <style:style style:name="P63" style:family="paragraph" style:parent-style-name="Text_20_body" style:list-style-name="L64">
      <style:text-properties officeooo:paragraph-rsid="000ec3fe"/>
    </style:style>
    <style:style style:name="P64" style:family="paragraph" style:parent-style-name="Text_20_body" style:list-style-name="L65">
      <style:text-properties officeooo:paragraph-rsid="000ec3fe"/>
    </style:style>
    <style:style style:name="P65" style:family="paragraph" style:parent-style-name="Text_20_body" style:list-style-name="L66">
      <style:text-properties officeooo:paragraph-rsid="000ec3fe"/>
    </style:style>
    <style:style style:name="P66" style:family="paragraph" style:parent-style-name="Text_20_body" style:list-style-name="L67">
      <style:text-properties officeooo:paragraph-rsid="000ec3fe"/>
    </style:style>
    <style:style style:name="P67" style:family="paragraph" style:parent-style-name="Text_20_body" style:list-style-name="L68">
      <style:text-properties officeooo:paragraph-rsid="000ec3fe"/>
    </style:style>
    <style:style style:name="P68" style:family="paragraph" style:parent-style-name="Text_20_body" style:list-style-name="L69">
      <style:text-properties officeooo:paragraph-rsid="000ec3fe"/>
    </style:style>
    <style:style style:name="P69" style:family="paragraph" style:parent-style-name="Text_20_body" style:list-style-name="L70">
      <style:text-properties officeooo:paragraph-rsid="000ec3fe"/>
    </style:style>
    <style:style style:name="P70" style:family="paragraph" style:parent-style-name="Text_20_body" style:list-style-name="L71">
      <style:text-properties officeooo:paragraph-rsid="000ec3fe"/>
    </style:style>
    <style:style style:name="P71" style:family="paragraph" style:parent-style-name="Text_20_body" style:list-style-name="L72">
      <style:text-properties officeooo:paragraph-rsid="000ec3fe"/>
    </style:style>
    <style:style style:name="P72" style:family="paragraph" style:parent-style-name="Text_20_body" style:list-style-name="L73">
      <style:text-properties officeooo:paragraph-rsid="000ec3fe"/>
    </style:style>
    <style:style style:name="P73" style:family="paragraph" style:parent-style-name="Text_20_body" style:list-style-name="L74">
      <style:text-properties officeooo:paragraph-rsid="000ec3fe"/>
    </style:style>
    <style:style style:name="P74" style:family="paragraph" style:parent-style-name="Text_20_body" style:list-style-name="L75">
      <style:text-properties officeooo:paragraph-rsid="000ec3fe"/>
    </style:style>
    <style:style style:name="P75" style:family="paragraph" style:parent-style-name="Text_20_body" style:list-style-name="L76">
      <style:text-properties officeooo:paragraph-rsid="000ec3fe"/>
    </style:style>
    <style:style style:name="P76" style:family="paragraph" style:parent-style-name="Text_20_body" style:list-style-name="L77">
      <style:text-properties officeooo:paragraph-rsid="000ec3fe"/>
    </style:style>
    <style:style style:name="P77" style:family="paragraph" style:parent-style-name="Text_20_body" style:list-style-name="L78">
      <style:text-properties officeooo:paragraph-rsid="000ec3fe"/>
    </style:style>
    <style:style style:name="P78" style:family="paragraph" style:parent-style-name="Text_20_body">
      <style:text-properties officeooo:paragraph-rsid="000ec3fe"/>
    </style:style>
    <style:style style:name="P79" style:family="paragraph" style:parent-style-name="Text_20_body" style:list-style-name="L83">
      <style:text-properties officeooo:paragraph-rsid="00109b77"/>
    </style:style>
    <style:style style:name="P80" style:family="paragraph" style:parent-style-name="Text_20_body" style:list-style-name="L84">
      <style:text-properties officeooo:paragraph-rsid="00109b77"/>
    </style:style>
    <style:style style:name="P81" style:family="paragraph" style:parent-style-name="Text_20_body" style:list-style-name="L85">
      <style:text-properties officeooo:paragraph-rsid="00109b77"/>
    </style:style>
    <style:style style:name="P82" style:family="paragraph" style:parent-style-name="Text_20_body" style:list-style-name="L86">
      <style:text-properties officeooo:paragraph-rsid="00109b77"/>
    </style:style>
    <style:style style:name="P83" style:family="paragraph" style:parent-style-name="Text_20_body" style:list-style-name="L87">
      <style:text-properties officeooo:paragraph-rsid="00109b77"/>
    </style:style>
    <style:style style:name="P84" style:family="paragraph" style:parent-style-name="Text_20_body" style:list-style-name="L88">
      <style:text-properties officeooo:paragraph-rsid="00109b77"/>
    </style:style>
    <style:style style:name="P85" style:family="paragraph" style:parent-style-name="Text_20_body" style:list-style-name="L89">
      <style:text-properties officeooo:paragraph-rsid="00109b77"/>
    </style:style>
    <style:style style:name="P86" style:family="paragraph" style:parent-style-name="Text_20_body" style:list-style-name="L90">
      <style:text-properties officeooo:paragraph-rsid="00109b77"/>
    </style:style>
    <style:style style:name="P87" style:family="paragraph" style:parent-style-name="Text_20_body" style:list-style-name="L91">
      <style:text-properties officeooo:paragraph-rsid="00109b77"/>
    </style:style>
    <style:style style:name="P88" style:family="paragraph" style:parent-style-name="Text_20_body" style:list-style-name="L92">
      <style:text-properties officeooo:paragraph-rsid="00109b77"/>
    </style:style>
    <style:style style:name="P89" style:family="paragraph" style:parent-style-name="Text_20_body" style:list-style-name="L93">
      <style:text-properties officeooo:paragraph-rsid="00109b77"/>
    </style:style>
    <style:style style:name="P90" style:family="paragraph" style:parent-style-name="Text_20_body" style:list-style-name="L94">
      <style:text-properties officeooo:paragraph-rsid="00109b77"/>
    </style:style>
    <style:style style:name="P91" style:family="paragraph" style:parent-style-name="Text_20_body" style:list-style-name="L95">
      <style:text-properties officeooo:paragraph-rsid="00109b77"/>
    </style:style>
    <style:style style:name="P92" style:family="paragraph" style:parent-style-name="Text_20_body" style:list-style-name="L96">
      <style:text-properties officeooo:paragraph-rsid="00109b77"/>
    </style:style>
    <style:style style:name="P93" style:family="paragraph" style:parent-style-name="Text_20_body" style:list-style-name="L97">
      <style:text-properties officeooo:paragraph-rsid="00109b77"/>
    </style:style>
    <style:style style:name="P94" style:family="paragraph" style:parent-style-name="Text_20_body" style:list-style-name="L98">
      <style:text-properties officeooo:paragraph-rsid="00109b77"/>
    </style:style>
    <style:style style:name="P95" style:family="paragraph" style:parent-style-name="Text_20_body" style:list-style-name="L99">
      <style:text-properties officeooo:paragraph-rsid="00109b77"/>
    </style:style>
    <style:style style:name="P96" style:family="paragraph" style:parent-style-name="Text_20_body" style:list-style-name="L100">
      <style:text-properties officeooo:paragraph-rsid="00109b77"/>
    </style:style>
    <style:style style:name="P97" style:family="paragraph" style:parent-style-name="Text_20_body" style:list-style-name="L101">
      <style:text-properties officeooo:paragraph-rsid="00109b77"/>
    </style:style>
    <style:style style:name="P98" style:family="paragraph" style:parent-style-name="Text_20_body" style:list-style-name="L102">
      <style:text-properties officeooo:paragraph-rsid="00109b77"/>
    </style:style>
    <style:style style:name="P99" style:family="paragraph" style:parent-style-name="Text_20_body" style:list-style-name="L103">
      <style:text-properties officeooo:paragraph-rsid="00109b77"/>
    </style:style>
    <style:style style:name="P100" style:family="paragraph" style:parent-style-name="Text_20_body" style:list-style-name="L104">
      <style:text-properties officeooo:paragraph-rsid="00109b77"/>
    </style:style>
    <style:style style:name="P101" style:family="paragraph" style:parent-style-name="Text_20_body" style:list-style-name="L105">
      <style:text-properties officeooo:paragraph-rsid="00109b77"/>
    </style:style>
    <style:style style:name="P102" style:family="paragraph" style:parent-style-name="Text_20_body" style:list-style-name="L106">
      <style:text-properties officeooo:paragraph-rsid="00109b77"/>
    </style:style>
    <style:style style:name="P103" style:family="paragraph" style:parent-style-name="Text_20_body" style:list-style-name="L107">
      <style:text-properties officeooo:paragraph-rsid="00109b77"/>
    </style:style>
    <style:style style:name="P104" style:family="paragraph" style:parent-style-name="Text_20_body" style:list-style-name="L108">
      <style:text-properties officeooo:paragraph-rsid="00109b77"/>
    </style:style>
    <style:style style:name="P105" style:family="paragraph" style:parent-style-name="Text_20_body" style:list-style-name="L109">
      <style:text-properties officeooo:paragraph-rsid="00109b77"/>
    </style:style>
    <style:style style:name="P106" style:family="paragraph" style:parent-style-name="Text_20_body" style:list-style-name="L110">
      <style:text-properties officeooo:paragraph-rsid="00109b77"/>
    </style:style>
    <style:style style:name="P107" style:family="paragraph" style:parent-style-name="Text_20_body" style:list-style-name="L111">
      <style:text-properties officeooo:paragraph-rsid="00109b77"/>
    </style:style>
    <style:style style:name="P108" style:family="paragraph" style:parent-style-name="Text_20_body" style:list-style-name="L112">
      <style:text-properties officeooo:paragraph-rsid="00109b77"/>
    </style:style>
    <style:style style:name="P109" style:family="paragraph" style:parent-style-name="Text_20_body">
      <style:text-properties officeooo:paragraph-rsid="00109b7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OFTWARE REQUIREMENTS SPECIFICATION (SRS)</text:h>
      <text:p text:style-name="P51">(Submitted by Arnav Pratap 1NT24IS042 SELAB04)</text:p>
      <text:h text:style-name="P6" text:outline-level="2">1. Introduction</text:h>
      <text:h text:style-name="P10" text:outline-level="3">1.1 Purpose</text:h>
      <text:p text:style-name="P109">This document provides a detailed description of the requirements for the Online Library Management System. It is intended for developers, stakeholders, and instructors to understand the system functionalities and constraints.</text:p>
      <text:h text:style-name="P10" text:outline-level="3">1.2 Scope</text:h>
      <text:p text:style-name="P109">The Online Library Management System allows users to search, borrow, return, and manage books digitally. It provides administrative functionalities to manage users, books, and transactions.</text:p>
      <text:h text:style-name="P10" text:outline-level="3">1.3 Definitions, Acronyms, Abbreviations</text:h>
      <text:list xml:id="list1079703611" text:style-name="L33">
        <text:list-item>
          <text:p text:style-name="P42">SRS: Software Requirements Specification</text:p>
        </text:list-item>
        <text:list-item>
          <text:p text:style-name="P42">LMS: Library Management System</text:p>
        </text:list-item>
        <text:list-item>
          <text:p text:style-name="P42">Admin: System Administrator</text:p>
        </text:list-item>
        <text:list-item>
          <text:p text:style-name="P42">User: Student/Member using the system</text:p>
        </text:list-item>
      </text:list>
      <text:h text:style-name="P10" text:outline-level="3" text:is-list-header="true">1.4 References</text:h>
      <text:list xml:id="list2020277324" text:style-name="L83">
        <text:list-item>
          <text:p text:style-name="P79">IEEE 830-1998 SRS Standard</text:p>
        </text:list-item>
      </text:list>
      <text:h text:style-name="P10" text:outline-level="3" text:is-list-header="true">1.5 Overview</text:h>
      <text:p text:style-name="P109">This document describes the system’s overall functionality, constraints, and detailed requirements.</text:p>
      <text:p text:style-name="P18"/>
      <text:h text:style-name="P6" text:outline-level="2">2. Overall Description</text:h>
      <text:h text:style-name="P10" text:outline-level="3">2.1 Product Perspective</text:h>
      <text:p text:style-name="P109">The system is a standalone web-based application that interacts with a database to store user and book data.</text:p>
      <text:h text:style-name="P10" text:outline-level="3">2.2 Product Functions</text:h>
      <text:list xml:id="list454415244" text:style-name="L84">
        <text:list-item>
          <text:p text:style-name="P80">User registration and login</text:p>
        </text:list-item>
        <text:list-item>
          <text:p text:style-name="P80">Book search</text:p>
        </text:list-item>
        <text:list-item>
          <text:p text:style-name="P80">Borrow and return books</text:p>
        </text:list-item>
        <text:list-item>
          <text:p text:style-name="P80"><text:soft-page-break/>Admin management of books and users</text:p>
        </text:list-item>
      </text:list>
      <text:h text:style-name="P10" text:outline-level="3" text:is-list-header="true">2.3 User Classes and Characteristics</text:h>
      <text:list xml:id="list139773949" text:style-name="L85">
        <text:list-item>
          <text:p text:style-name="P81">Admin: Full system access</text:p>
        </text:list-item>
        <text:list-item>
          <text:p text:style-name="P81">User: Limited access (search, borrow, return)</text:p>
        </text:list-item>
      </text:list>
      <text:h text:style-name="P10" text:outline-level="3" text:is-list-header="true">2.4 Operating Environment</text:h>
      <text:list xml:id="list990878019" text:style-name="L86">
        <text:list-item>
          <text:p text:style-name="P82">Web browser (Chrome, Edge, Firefox)</text:p>
        </text:list-item>
        <text:list-item>
          <text:p text:style-name="P82">Backend server (any standard server)</text:p>
        </text:list-item>
        <text:list-item>
          <text:p text:style-name="P82">Database (MySQL or similar)</text:p>
        </text:list-item>
      </text:list>
      <text:h text:style-name="P10" text:outline-level="3" text:is-list-header="true">2.5 Constraints</text:h>
      <text:list xml:id="list2188544647" text:style-name="L87">
        <text:list-item>
          <text:p text:style-name="P83">Requires internet connection</text:p>
        </text:list-item>
        <text:list-item>
          <text:p text:style-name="P83">Must handle multiple users simultaneously</text:p>
        </text:list-item>
      </text:list>
      <text:h text:style-name="P10" text:outline-level="3" text:is-list-header="true">2.6 Assumptions and Dependencies</text:h>
      <text:list xml:id="list11751459" text:style-name="L88">
        <text:list-item>
          <text:p text:style-name="P84">Users have basic knowledge of web applications</text:p>
        </text:list-item>
        <text:list-item>
          <text:p text:style-name="P84">Database server is always available</text:p>
        </text:list-item>
      </text:list>
      <text:p text:style-name="P18"/>
      <text:h text:style-name="P6" text:outline-level="2">3. Specific Requirements</text:h>
      <text:h text:style-name="P10" text:outline-level="3">3.1 Functional Requirements</text:h>
      <text:h text:style-name="P14" text:outline-level="4">FR1: User Registration</text:h>
      <text:list xml:id="list869589910" text:style-name="L89">
        <text:list-item>
          <text:p text:style-name="P85">System shall allow new users to register</text:p>
        </text:list-item>
        <text:list-item>
          <text:p text:style-name="P85">Each user must provide name, email, password</text:p>
        </text:list-item>
      </text:list>
      <text:h text:style-name="P14" text:outline-level="4" text:is-list-header="true">FR2: User Login</text:h>
      <text:list xml:id="list3956879990" text:style-name="L90">
        <text:list-item>
          <text:p text:style-name="P86">System shall authenticate users using credentials</text:p>
        </text:list-item>
      </text:list>
      <text:h text:style-name="P14" text:outline-level="4" text:is-list-header="true">FR3: Search Books</text:h>
      <text:list xml:id="list3230023544" text:style-name="L91">
        <text:list-item>
          <text:p text:style-name="P87">System shall allow users to search books by title, author, or category</text:p>
        </text:list-item>
      </text:list>
      <text:h text:style-name="P14" text:outline-level="4" text:is-list-header="true">FR4: Borrow Book</text:h>
      <text:list xml:id="list2229539407" text:style-name="L92">
        <text:list-item>
          <text:p text:style-name="P88">System shall allow users to borrow available books</text:p>
        </text:list-item>
      </text:list>
      <text:h text:style-name="P14" text:outline-level="4" text:is-list-header="true">FR5: Return Book</text:h>
      <text:list xml:id="list2474090934" text:style-name="L93">
        <text:list-item>
          <text:p text:style-name="P89">System shall allow users to return borrowed books</text:p>
        </text:list-item>
      </text:list>
      <text:h text:style-name="P14" text:outline-level="4" text:is-list-header="true"><text:soft-page-break/>FR6: Admin Add Book</text:h>
      <text:list xml:id="list1023243720" text:style-name="L94">
        <text:list-item>
          <text:p text:style-name="P90">Admin shall add new books to the system</text:p>
        </text:list-item>
      </text:list>
      <text:h text:style-name="P14" text:outline-level="4" text:is-list-header="true">FR7: Admin Remove Book</text:h>
      <text:list xml:id="list3132420631" text:style-name="L95">
        <text:list-item>
          <text:p text:style-name="P91">Admin shall remove books</text:p>
        </text:list-item>
      </text:list>
      <text:h text:style-name="P14" text:outline-level="4" text:is-list-header="true">FR8: View Borrow History</text:h>
      <text:list xml:id="list2934694808" text:style-name="L96">
        <text:list-item>
          <text:p text:style-name="P92">Users shall view their borrowing history</text:p>
        </text:list-item>
      </text:list>
      <text:p text:style-name="P18"/>
      <text:h text:style-name="P10" text:outline-level="3">3.2 Non-Functional Requirements</text:h>
      <text:h text:style-name="P14" text:outline-level="4">NFR1: Performance</text:h>
      <text:list xml:id="list2691203930" text:style-name="L97">
        <text:list-item>
          <text:p text:style-name="P93">System should respond within 2 seconds</text:p>
        </text:list-item>
      </text:list>
      <text:h text:style-name="P14" text:outline-level="4" text:is-list-header="true">NFR2: Security</text:h>
      <text:list xml:id="list2786834657" text:style-name="L98">
        <text:list-item>
          <text:p text:style-name="P94">User data must be securely stored</text:p>
        </text:list-item>
        <text:list-item>
          <text:p text:style-name="P94">Passwords must be encrypted</text:p>
        </text:list-item>
      </text:list>
      <text:h text:style-name="P14" text:outline-level="4" text:is-list-header="true">NFR3: Usability</text:h>
      <text:list xml:id="list3466756646" text:style-name="L99">
        <text:list-item>
          <text:p text:style-name="P95">System must have a user-friendly interface</text:p>
        </text:list-item>
      </text:list>
      <text:h text:style-name="P14" text:outline-level="4" text:is-list-header="true">NFR4: Reliability</text:h>
      <text:list xml:id="list870269928" text:style-name="L100">
        <text:list-item>
          <text:p text:style-name="P96">System should have 99% uptime</text:p>
        </text:list-item>
      </text:list>
      <text:h text:style-name="P14" text:outline-level="4" text:is-list-header="true">NFR5: Scalability</text:h>
      <text:list xml:id="list3014010626" text:style-name="L101">
        <text:list-item>
          <text:p text:style-name="P97">System should support up to 1000 users</text:p>
        </text:list-item>
      </text:list>
      <text:p text:style-name="P18"/>
      <text:h text:style-name="P10" text:outline-level="3">3.3 External Interface Requirements</text:h>
      <text:h text:style-name="P14" text:outline-level="4">3.3.1 User Interface</text:h>
      <text:list xml:id="list1898460829" text:style-name="L102">
        <text:list-item>
          <text:p text:style-name="P98">Web-based interface with forms and dashboards</text:p>
        </text:list-item>
      </text:list>
      <text:h text:style-name="P14" text:outline-level="4" text:is-list-header="true">3.3.2 Hardware Interface</text:h>
      <text:list xml:id="list2008481974" text:style-name="L103">
        <text:list-item>
          <text:p text:style-name="P99">Standard computer or mobile device</text:p>
        </text:list-item>
      </text:list>
      <text:h text:style-name="P14" text:outline-level="4" text:is-list-header="true">3.3.3 Software Interface</text:h>
      <text:list xml:id="list2594841273" text:style-name="L104">
        <text:list-item>
          <text:p text:style-name="P100">Database system (MySQL)</text:p>
        </text:list-item>
      </text:list>
      <text:p text:style-name="P18"/>
      <text:h text:style-name="P10" text:outline-level="3"><text:soft-page-break/>3.4 System Features</text:h>
      <text:h text:style-name="P14" text:outline-level="4">Feature 1: Book Management</text:h>
      <text:list xml:id="list2303664965" text:style-name="L105">
        <text:list-item>
          <text:p text:style-name="P101">Add, update, delete books</text:p>
        </text:list-item>
      </text:list>
      <text:h text:style-name="P14" text:outline-level="4" text:is-list-header="true">Feature 2: User Management</text:h>
      <text:list xml:id="list3252195370" text:style-name="L106">
        <text:list-item>
          <text:p text:style-name="P102">Register, login, manage users</text:p>
        </text:list-item>
      </text:list>
      <text:p text:style-name="P18"/>
      <text:h text:style-name="P10" text:outline-level="3">3.5 Other Requirements</text:h>
      <text:list xml:id="list1486698381" text:style-name="L107">
        <text:list-item>
          <text:p text:style-name="P103">All requirements must be uniquely numbered</text:p>
        </text:list-item>
        <text:list-item>
          <text:p text:style-name="P103">System must maintain logs of transactions</text:p>
        </text:list-item>
      </text:list>
      <text:p text:style-name="P18"/>
      <text:h text:style-name="P6" text:outline-level="2">4. Verification</text:h>
      <text:list xml:id="list1721804114" text:style-name="L108">
        <text:list-item>
          <text:p text:style-name="P104">Requirements reviewed using checklist</text:p>
        </text:list-item>
        <text:list-item>
          <text:p text:style-name="P104">Peer review conducted</text:p>
        </text:list-item>
        <text:list-item>
          <text:p text:style-name="P104">Traceability ensured between requirements</text:p>
        </text:list-item>
      </text:list>
      <text:p text:style-name="P18"/>
      <text:h text:style-name="P6" text:outline-level="2">5. Validation</text:h>
      <text:p text:style-name="P109">Steps:</text:p>
      <text:list xml:id="list2429271122" text:style-name="L109">
        <text:list-item>
          <text:p text:style-name="P105">Present requirements to stakeholders</text:p>
        </text:list-item>
        <text:list-item>
          <text:p text:style-name="P105">Conduct walkthrough</text:p>
        </text:list-item>
        <text:list-item>
          <text:p text:style-name="P105">Collect feedback</text:p>
        </text:list-item>
        <text:list-item>
          <text:p text:style-name="P105">Update document</text:p>
        </text:list-item>
        <text:list-item>
          <text:p text:style-name="P105">Obtain approval</text:p>
        </text:list-item>
      </text:list>
      <text:p text:style-name="P18"/>
      <text:h text:style-name="P6" text:outline-level="2">6. Version Control</text:h>
      <text:list xml:id="list1990894736" text:style-name="L110">
        <text:list-item>
          <text:p text:style-name="P106">SRS maintained using Git</text:p>
        </text:list-item>
        <text:list-item>
          <text:p text:style-name="P106">Version history tracked</text:p>
        </text:list-item>
        <text:list-item>
          <text:p text:style-name="P106">Changes documented</text:p>
        </text:list-item>
      </text:list>
      <text:p text:style-name="P18"/>
      <text:h text:style-name="P6" text:outline-level="2"><text:soft-page-break/>7. Appendices</text:h>
      <text:h text:style-name="P10" text:outline-level="3">Appendix A: Future Enhancements</text:h>
      <text:list xml:id="list3151097927" text:style-name="L111">
        <text:list-item>
          <text:p text:style-name="P107">Mobile application</text:p>
        </text:list-item>
        <text:list-item>
          <text:p text:style-name="P107">Notification system</text:p>
        </text:list-item>
      </text:list>
      <text:h text:style-name="P10" text:outline-level="3" text:is-list-header="true">Appendix B: Traceability Matrix</text:h>
      <text:list xml:id="list3362955144" text:style-name="L112">
        <text:list-item>
          <text:p text:style-name="P108">FR1 → Registration Module</text:p>
        </text:list-item>
        <text:list-item>
          <text:p text:style-name="P108">FR2 → Login Module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23T10:09:47.631693329</meta:creation-date>
    <meta:generator>LibreOffice/6.4.7.2$Linux_X86_64 LibreOffice_project/40$Build-2</meta:generator>
    <dc:date>2026-03-23T10:31:31.093941888</dc:date>
    <meta:editing-duration>PT12M20S</meta:editing-duration>
    <meta:editing-cycles>6</meta:editing-cycles>
    <meta:document-statistic meta:table-count="0" meta:image-count="0" meta:object-count="0" meta:page-count="5" meta:paragraph-count="105" meta:word-count="535" meta:character-count="3450" meta:non-whitespace-character-count="3075"/>
  </office:meta>
</office:document-meta>
</file>